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2" table:number-columns-repeated="14" table:default-cell-style-name="ce2"/>
        <table:table-column table:style-name="co1" table:number-columns-repeated="1010" table:default-cell-style-name="ce2"/>
        <table:table-row table:style-name="ro1">
          <table:table-cell table:style-name="ce1"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86400_10_30</text:p>
          </table:table-cell>
          <table:table-cell table:style-name="ce1" office:value-type="string" calcext:value-type="string">
            <text:p>172800_10_30</text:p>
          </table:table-cell>
          <table:table-cell table:style-name="ce1" office:value-type="string" calcext:value-type="string">
            <text:p>345600_10_10</text:p>
          </table:table-cell>
          <table:table-cell table:style-name="ce1" office:value-type="string" calcext:value-type="string">
            <text:p>345600_20_10</text:p>
          </table:table-cell>
          <table:table-cell table:style-name="ce1" office:value-type="string" calcext:value-type="string">
            <text:p>691200_10_10</text:p>
          </table:table-cell>
          <table:table-cell table:style-name="ce1" office:value-type="string" calcext:value-type="string">
            <text:p>691200_30_10</text:p>
          </table:table-cell>
          <table:table-cell table:style-name="ce1" office:value-type="string" calcext:value-type="string">
            <text:p>1382400_10_10</text:p>
          </table:table-cell>
          <table:table-cell table:style-name="ce1" office:value-type="string" calcext:value-type="string">
            <text:p>1382400_30_10</text:p>
          </table:table-cell>
          <table:table-cell table:style-name="ce1" office:value-type="string" calcext:value-type="string">
            <text:p>1382400_50_10</text:p>
          </table:table-cell>
          <table:table-cell table:style-name="ce1" office:value-type="string" calcext:value-type="string">
            <text:p>1900800_10_10</text:p>
          </table:table-cell>
          <table:table-cell table:style-name="ce1" office:value-type="string" calcext:value-type="string">
            <text:p>1900800_30_10</text:p>
          </table:table-cell>
          <table:table-cell table:style-name="ce1" office:value-type="string" calcext:value-type="string">
            <text:p>1900800_50_10</text:p>
          </table:table-cell>
          <table:table-cell table:style-name="ce1" office:value-type="string" calcext:value-type="string">
            <text:p>2073600_50_10</text:p>
          </table:table-cell>
          <table:table-cell table:style-name="ce1" table:number-columns-repeated="1010"/>
        </table:table-row>
        <table:table-row table:style-name="ro1">
          <table:table-cell/>
          <table:table-cell table:number-columns-repeated="3" table:style-name="ce8" office:value-type="float" office:value="1517733.12049" calcext:value-type="float">
            <text:p>1517733.120</text:p>
          </table:table-cell>
          <table:table-cell table:style-name="ce8" office:value-type="float" office:value="1517853.057255" calcext:value-type="float">
            <text:p>1517853.057</text:p>
          </table:table-cell>
          <table:table-cell table:style-name="ce8" office:value-type="float" office:value="1517733.12049" calcext:value-type="float">
            <text:p>1517733.120</text:p>
          </table:table-cell>
          <table:table-cell table:style-name="ce8" office:value-type="float" office:value="1517764.3198" calcext:value-type="float">
            <text:p>1517764.320</text:p>
          </table:table-cell>
          <table:table-cell table:style-name="ce8" office:value-type="float" office:value="1517733.12049" calcext:value-type="float">
            <text:p>1517733.120</text:p>
          </table:table-cell>
          <table:table-cell table:style-name="ce8" office:value-type="float" office:value="1517764.3198" calcext:value-type="float">
            <text:p>1517764.320</text:p>
          </table:table-cell>
          <table:table-cell table:style-name="ce8" office:value-type="float" office:value="1517757.669084" calcext:value-type="float">
            <text:p>1517757.669</text:p>
          </table:table-cell>
          <table:table-cell table:style-name="ce8" office:value-type="float" office:value="1517733.12049" calcext:value-type="float">
            <text:p>1517733.120</text:p>
          </table:table-cell>
          <table:table-cell table:style-name="ce8" office:value-type="float" office:value="1517764.3198" calcext:value-type="float">
            <text:p>1517764.320</text:p>
          </table:table-cell>
          <table:table-cell table:number-columns-repeated="2" table:style-name="ce8" office:value-type="float" office:value="1517757.669084" calcext:value-type="float">
            <text:p>1517757.669</text:p>
          </table:table-cell>
          <table:table-cell table:number-columns-repeated="1010"/>
        </table:table-row>
        <table:table-row table:style-name="ro1">
          <table:table-cell/>
          <table:table-cell table:number-columns-repeated="3" table:style-name="ce8" office:value-type="float" office:value="1517745.439747" calcext:value-type="float">
            <text:p>1517745.440</text:p>
          </table:table-cell>
          <table:table-cell table:style-name="ce8" office:value-type="float" office:value="1517827.55672" calcext:value-type="float">
            <text:p>1517827.557</text:p>
          </table:table-cell>
          <table:table-cell table:style-name="ce8" office:value-type="float" office:value="1517745.439747" calcext:value-type="float">
            <text:p>1517745.440</text:p>
          </table:table-cell>
          <table:table-cell table:style-name="ce8" office:value-type="float" office:value="1517904.111018" calcext:value-type="float">
            <text:p>1517904.111</text:p>
          </table:table-cell>
          <table:table-cell table:style-name="ce8" office:value-type="float" office:value="1517745.439747" calcext:value-type="float">
            <text:p>1517745.440</text:p>
          </table:table-cell>
          <table:table-cell table:style-name="ce8" office:value-type="float" office:value="1517904.111018" calcext:value-type="float">
            <text:p>1517904.111</text:p>
          </table:table-cell>
          <table:table-cell table:style-name="ce8" office:value-type="float" office:value="1517931.11514" calcext:value-type="float">
            <text:p>1517931.115</text:p>
          </table:table-cell>
          <table:table-cell table:style-name="ce8" office:value-type="float" office:value="1517745.439747" calcext:value-type="float">
            <text:p>1517745.440</text:p>
          </table:table-cell>
          <table:table-cell table:style-name="ce8" office:value-type="float" office:value="1517904.111018" calcext:value-type="float">
            <text:p>1517904.111</text:p>
          </table:table-cell>
          <table:table-cell table:number-columns-repeated="2" table:style-name="ce8" office:value-type="float" office:value="1517931.11514" calcext:value-type="float">
            <text:p>1517931.115</text:p>
          </table:table-cell>
          <table:table-cell table:number-columns-repeated="1010"/>
        </table:table-row>
        <table:table-row table:style-name="ro1">
          <table:table-cell/>
          <table:table-cell table:number-columns-repeated="3" table:style-name="ce8" office:value-type="float" office:value="1517659.240515" calcext:value-type="float">
            <text:p>1517659.241</text:p>
          </table:table-cell>
          <table:table-cell table:style-name="ce8" office:value-type="float" office:value="1517883.231562" calcext:value-type="float">
            <text:p>1517883.232</text:p>
          </table:table-cell>
          <table:table-cell table:style-name="ce8" office:value-type="float" office:value="1517659.240515" calcext:value-type="float">
            <text:p>1517659.241</text:p>
          </table:table-cell>
          <table:table-cell table:style-name="ce8" office:value-type="float" office:value="1517746.713162" calcext:value-type="float">
            <text:p>1517746.713</text:p>
          </table:table-cell>
          <table:table-cell table:style-name="ce8" office:value-type="float" office:value="1517659.240515" calcext:value-type="float">
            <text:p>1517659.241</text:p>
          </table:table-cell>
          <table:table-cell table:style-name="ce8" office:value-type="float" office:value="1517746.713162" calcext:value-type="float">
            <text:p>1517746.713</text:p>
          </table:table-cell>
          <table:table-cell table:style-name="ce8" office:value-type="float" office:value="1517761.921002" calcext:value-type="float">
            <text:p>1517761.921</text:p>
          </table:table-cell>
          <table:table-cell table:style-name="ce8" office:value-type="float" office:value="1517659.240515" calcext:value-type="float">
            <text:p>1517659.241</text:p>
          </table:table-cell>
          <table:table-cell table:style-name="ce8" office:value-type="float" office:value="1517746.713162" calcext:value-type="float">
            <text:p>1517746.713</text:p>
          </table:table-cell>
          <table:table-cell table:number-columns-repeated="2" table:style-name="ce8" office:value-type="float" office:value="1517761.921002" calcext:value-type="float">
            <text:p>1517761.921</text:p>
          </table:table-cell>
          <table:table-cell table:number-columns-repeated="1010"/>
        </table:table-row>
        <table:table-row table:style-name="ro1">
          <table:table-cell/>
          <table:table-cell table:number-columns-repeated="3" table:style-name="ce8" office:value-type="float" office:value="1517869.055891" calcext:value-type="float">
            <text:p>1517869.056</text:p>
          </table:table-cell>
          <table:table-cell table:style-name="ce8" office:value-type="float" office:value="1517807.51983" calcext:value-type="float">
            <text:p>1517807.520</text:p>
          </table:table-cell>
          <table:table-cell table:style-name="ce8" office:value-type="float" office:value="1517869.055891" calcext:value-type="float">
            <text:p>1517869.056</text:p>
          </table:table-cell>
          <table:table-cell table:style-name="ce8" office:value-type="float" office:value="1517812.910061" calcext:value-type="float">
            <text:p>1517812.910</text:p>
          </table:table-cell>
          <table:table-cell table:style-name="ce8" office:value-type="float" office:value="1517869.055891" calcext:value-type="float">
            <text:p>1517869.056</text:p>
          </table:table-cell>
          <table:table-cell table:style-name="ce8" office:value-type="float" office:value="1517812.910061" calcext:value-type="float">
            <text:p>1517812.910</text:p>
          </table:table-cell>
          <table:table-cell table:style-name="ce8" office:value-type="float" office:value="1517827.200025" calcext:value-type="float">
            <text:p>1517827.200</text:p>
          </table:table-cell>
          <table:table-cell table:style-name="ce8" office:value-type="float" office:value="1517869.055891" calcext:value-type="float">
            <text:p>1517869.056</text:p>
          </table:table-cell>
          <table:table-cell table:style-name="ce8" office:value-type="float" office:value="1517812.910061" calcext:value-type="float">
            <text:p>1517812.910</text:p>
          </table:table-cell>
          <table:table-cell table:number-columns-repeated="2" table:style-name="ce8" office:value-type="float" office:value="1517827.200025" calcext:value-type="float">
            <text:p>1517827.200</text:p>
          </table:table-cell>
          <table:table-cell table:number-columns-repeated="1010"/>
        </table:table-row>
        <table:table-row table:style-name="ro1">
          <table:table-cell/>
          <table:table-cell table:number-columns-repeated="3" table:style-name="ce8" office:value-type="float" office:value="1517651.706648" calcext:value-type="float">
            <text:p>1517651.707</text:p>
          </table:table-cell>
          <table:table-cell table:style-name="ce8" office:value-type="float" office:value="1517823.299625" calcext:value-type="float">
            <text:p>1517823.300</text:p>
          </table:table-cell>
          <table:table-cell table:style-name="ce8" office:value-type="float" office:value="1517651.706648" calcext:value-type="float">
            <text:p>1517651.707</text:p>
          </table:table-cell>
          <table:table-cell table:style-name="ce8" office:value-type="float" office:value="1517851.553181" calcext:value-type="float">
            <text:p>1517851.553</text:p>
          </table:table-cell>
          <table:table-cell table:style-name="ce8" office:value-type="float" office:value="1517651.706648" calcext:value-type="float">
            <text:p>1517651.707</text:p>
          </table:table-cell>
          <table:table-cell table:style-name="ce8" office:value-type="float" office:value="1517881.775446" calcext:value-type="float">
            <text:p>1517881.775</text:p>
          </table:table-cell>
          <table:table-cell table:style-name="ce8" office:value-type="float" office:value="1517849.792934" calcext:value-type="float">
            <text:p>1517849.793</text:p>
          </table:table-cell>
          <table:table-cell table:style-name="ce8" office:value-type="float" office:value="1517651.706648" calcext:value-type="float">
            <text:p>1517651.707</text:p>
          </table:table-cell>
          <table:table-cell table:style-name="ce8" office:value-type="float" office:value="1517917.931698" calcext:value-type="float">
            <text:p>1517917.932</text:p>
          </table:table-cell>
          <table:table-cell table:number-columns-repeated="2" table:style-name="ce8" office:value-type="float" office:value="1517849.792934" calcext:value-type="float">
            <text:p>1517849.793</text:p>
          </table:table-cell>
          <table:table-cell table:number-columns-repeated="1010"/>
        </table:table-row>
        <table:table-row table:style-name="ro1">
          <table:table-cell/>
          <table:table-cell table:number-columns-repeated="3" table:style-name="ce8" office:value-type="float" office:value="1517567.734564" calcext:value-type="float">
            <text:p>1517567.735</text:p>
          </table:table-cell>
          <table:table-cell table:style-name="ce8" office:value-type="float" office:value="1517861.117849" calcext:value-type="float">
            <text:p>1517861.118</text:p>
          </table:table-cell>
          <table:table-cell table:style-name="ce8" office:value-type="float" office:value="1517567.734564" calcext:value-type="float">
            <text:p>1517567.735</text:p>
          </table:table-cell>
          <table:table-cell table:style-name="ce8" office:value-type="float" office:value="1517756.797705" calcext:value-type="float">
            <text:p>1517756.798</text:p>
          </table:table-cell>
          <table:table-cell table:style-name="ce8" office:value-type="float" office:value="1517567.734564" calcext:value-type="float">
            <text:p>1517567.735</text:p>
          </table:table-cell>
          <table:table-cell table:style-name="ce8" office:value-type="float" office:value="1517756.797705" calcext:value-type="float">
            <text:p>1517756.798</text:p>
          </table:table-cell>
          <table:table-cell table:style-name="ce8" office:value-type="float" office:value="1517800.501986" calcext:value-type="float">
            <text:p>1517800.502</text:p>
          </table:table-cell>
          <table:table-cell table:style-name="ce8" office:value-type="float" office:value="1517567.734564" calcext:value-type="float">
            <text:p>1517567.735</text:p>
          </table:table-cell>
          <table:table-cell table:style-name="ce8" office:value-type="float" office:value="1517756.797705" calcext:value-type="float">
            <text:p>1517756.798</text:p>
          </table:table-cell>
          <table:table-cell table:number-columns-repeated="2" table:style-name="ce8" office:value-type="float" office:value="1517800.501986" calcext:value-type="float">
            <text:p>1517800.502</text:p>
          </table:table-cell>
          <table:table-cell table:number-columns-repeated="1010"/>
        </table:table-row>
        <table:table-row table:style-name="ro1">
          <table:table-cell/>
          <table:table-cell table:number-columns-repeated="3" table:style-name="ce8" office:value-type="float" office:value="1517799.978906" calcext:value-type="float">
            <text:p>1517799.979</text:p>
          </table:table-cell>
          <table:table-cell table:style-name="ce8" office:value-type="float" office:value="1517932.696182" calcext:value-type="float">
            <text:p>1517932.696</text:p>
          </table:table-cell>
          <table:table-cell table:style-name="ce8" office:value-type="float" office:value="1517799.978906" calcext:value-type="float">
            <text:p>1517799.979</text:p>
          </table:table-cell>
          <table:table-cell table:style-name="ce8" office:value-type="float" office:value="1517877.316029" calcext:value-type="float">
            <text:p>1517877.316</text:p>
          </table:table-cell>
          <table:table-cell table:style-name="ce8" office:value-type="float" office:value="1517799.978906" calcext:value-type="float">
            <text:p>1517799.979</text:p>
          </table:table-cell>
          <table:table-cell table:style-name="ce8" office:value-type="float" office:value="1517877.316029" calcext:value-type="float">
            <text:p>1517877.316</text:p>
          </table:table-cell>
          <table:table-cell table:style-name="ce8" office:value-type="float" office:value="1517893.644014" calcext:value-type="float">
            <text:p>1517893.644</text:p>
          </table:table-cell>
          <table:table-cell table:style-name="ce8" office:value-type="float" office:value="1517799.978906" calcext:value-type="float">
            <text:p>1517799.979</text:p>
          </table:table-cell>
          <table:table-cell table:style-name="ce8" office:value-type="float" office:value="1517874.359004" calcext:value-type="float">
            <text:p>1517874.359</text:p>
          </table:table-cell>
          <table:table-cell table:number-columns-repeated="2" table:style-name="ce8" office:value-type="float" office:value="1517893.644014" calcext:value-type="float">
            <text:p>1517893.644</text:p>
          </table:table-cell>
          <table:table-cell table:number-columns-repeated="1010"/>
        </table:table-row>
        <table:table-row table:style-name="ro1">
          <table:table-cell/>
          <table:table-cell table:number-columns-repeated="3" table:style-name="ce8" office:value-type="float" office:value="1517689.676075" calcext:value-type="float">
            <text:p>1517689.676</text:p>
          </table:table-cell>
          <table:table-cell table:style-name="ce8" office:value-type="float" office:value="1517881.459871" calcext:value-type="float">
            <text:p>1517881.460</text:p>
          </table:table-cell>
          <table:table-cell table:style-name="ce8" office:value-type="float" office:value="1517689.676075" calcext:value-type="float">
            <text:p>1517689.676</text:p>
          </table:table-cell>
          <table:table-cell table:style-name="ce8" office:value-type="float" office:value="1517945.677967" calcext:value-type="float">
            <text:p>1517945.678</text:p>
          </table:table-cell>
          <table:table-cell table:style-name="ce8" office:value-type="float" office:value="1517689.676075" calcext:value-type="float">
            <text:p>1517689.676</text:p>
          </table:table-cell>
          <table:table-cell table:style-name="ce8" office:value-type="float" office:value="1517945.677967" calcext:value-type="float">
            <text:p>1517945.678</text:p>
          </table:table-cell>
          <table:table-cell table:style-name="ce8" office:value-type="float" office:value="1517918.946712" calcext:value-type="float">
            <text:p>1517918.947</text:p>
          </table:table-cell>
          <table:table-cell table:style-name="ce8" office:value-type="float" office:value="1517689.676075" calcext:value-type="float">
            <text:p>1517689.676</text:p>
          </table:table-cell>
          <table:table-cell table:style-name="ce8" office:value-type="float" office:value="1517945.677967" calcext:value-type="float">
            <text:p>1517945.678</text:p>
          </table:table-cell>
          <table:table-cell table:number-columns-repeated="2" table:style-name="ce8" office:value-type="float" office:value="1517918.946712" calcext:value-type="float">
            <text:p>1517918.947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17765.513957" calcext:value-type="float">
            <text:p>1517765.514</text:p>
          </table:table-cell>
          <table:table-cell table:style-name="ce8" office:value-type="float" office:value="1517762.603341" calcext:value-type="float">
            <text:p>1517762.603</text:p>
          </table:table-cell>
          <table:table-cell table:style-name="ce8" office:value-type="float" office:value="1517763.571096" calcext:value-type="float">
            <text:p>1517763.571</text:p>
          </table:table-cell>
          <table:table-cell table:style-name="ce8" office:value-type="float" office:value="1517835.385998" calcext:value-type="float">
            <text:p>1517835.386</text:p>
          </table:table-cell>
          <table:table-cell table:style-name="ce8" office:value-type="float" office:value="1517765.513957" calcext:value-type="float">
            <text:p>1517765.514</text:p>
          </table:table-cell>
          <table:table-cell table:style-name="ce8" office:value-type="float" office:value="1517837.402011" calcext:value-type="float">
            <text:p>1517837.402</text:p>
          </table:table-cell>
          <table:table-cell table:style-name="ce8" office:value-type="float" office:value="1517762.41101" calcext:value-type="float">
            <text:p>1517762.411</text:p>
          </table:table-cell>
          <table:table-cell table:style-name="ce8" office:value-type="float" office:value="1517837.402011" calcext:value-type="float">
            <text:p>1517837.402</text:p>
          </table:table-cell>
          <table:table-cell table:style-name="ce8" office:value-type="float" office:value="1517875.347964" calcext:value-type="float">
            <text:p>1517875.348</text:p>
          </table:table-cell>
          <table:table-cell table:style-name="ce8" office:value-type="float" office:value="1517761.272403" calcext:value-type="float">
            <text:p>1517761.272</text:p>
          </table:table-cell>
          <table:table-cell table:style-name="ce8" office:value-type="float" office:value="1517837.402011" calcext:value-type="float">
            <text:p>1517837.402</text:p>
          </table:table-cell>
          <table:table-cell table:number-columns-repeated="2" table:style-name="ce8" office:value-type="float" office:value="1517875.347964" calcext:value-type="float">
            <text:p>1517875.348</text:p>
          </table:table-cell>
          <table:table-cell table:number-columns-repeated="1010"/>
        </table:table-row>
        <table:table-row table:style-name="ro1">
          <table:table-cell/>
          <table:table-cell table:number-columns-repeated="3" table:style-name="ce8" office:value-type="float" office:value="1517728.517397" calcext:value-type="float">
            <text:p>1517728.517</text:p>
          </table:table-cell>
          <table:table-cell table:style-name="ce8" office:value-type="float" office:value="1517875.487138" calcext:value-type="float">
            <text:p>1517875.487</text:p>
          </table:table-cell>
          <table:table-cell table:style-name="ce8" office:value-type="float" office:value="1517728.517397" calcext:value-type="float">
            <text:p>1517728.517</text:p>
          </table:table-cell>
          <table:table-cell table:style-name="ce8" office:value-type="float" office:value="1517875.491491" calcext:value-type="float">
            <text:p>1517875.491</text:p>
          </table:table-cell>
          <table:table-cell table:style-name="ce8" office:value-type="float" office:value="1517728.517397" calcext:value-type="float">
            <text:p>1517728.517</text:p>
          </table:table-cell>
          <table:table-cell table:style-name="ce8" office:value-type="float" office:value="1517875.491491" calcext:value-type="float">
            <text:p>1517875.491</text:p>
          </table:table-cell>
          <table:table-cell table:style-name="ce8" office:value-type="float" office:value="1517889.340238" calcext:value-type="float">
            <text:p>1517889.340</text:p>
          </table:table-cell>
          <table:table-cell table:style-name="ce8" office:value-type="float" office:value="1517728.517397" calcext:value-type="float">
            <text:p>1517728.517</text:p>
          </table:table-cell>
          <table:table-cell table:style-name="ce8" office:value-type="float" office:value="1517877.565978" calcext:value-type="float">
            <text:p>1517877.566</text:p>
          </table:table-cell>
          <table:table-cell table:number-columns-repeated="2" table:style-name="ce8" office:value-type="float" office:value="1517889.340238" calcext:value-type="float">
            <text:p>1517889.340</text:p>
          </table:table-cell>
          <table:table-cell table:number-columns-repeated="1010"/>
        </table:table-row>
        <table:table-row table:style-name="ro1">
          <table:table-cell/>
          <table:table-cell table:number-columns-repeated="2" table:style-name="ce8" office:value-type="float" office:value="1517714.654784" calcext:value-type="float">
            <text:p>1517714.655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number-columns-repeated="2" table:style-name="ce8" office:value-type="float" office:value="1517709.304691" calcext:value-type="float">
            <text:p>1517709.305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number-columns-repeated="2" table:style-name="ce8" office:value-type="float" office:value="1517715.621323" calcext:value-type="float">
            <text:p>1517715.621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number-columns-repeated="2" table:style-name="ce8" office:value-type="float" office:value="1517801.629156" calcext:value-type="float">
            <text:p>1517801.629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number-columns-repeated="2" table:style-name="ce8" office:value-type="float" office:value="1517668.037985" calcext:value-type="float">
            <text:p>1517668.038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number-columns-repeated="2" table:style-name="ce8" office:value-type="float" office:value="1517831.222735" calcext:value-type="float">
            <text:p>1517831.223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17630.650649" calcext:value-type="float">
            <text:p>1517630.651</text:p>
          </table:table-cell>
          <table:table-cell table:style-name="ce8" office:value-type="float" office:value="1517775.371803" calcext:value-type="float">
            <text:p>1517775.372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number-columns-repeated="2" table:style-name="ce8" office:value-type="float" office:value="1517660.005144" calcext:value-type="float">
            <text:p>1517660.005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number-columns-repeated="2" table:style-name="ce8" office:value-type="float" office:value="1517764.882782" calcext:value-type="float">
            <text:p>1517764.883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number-columns-repeated="2" table:style-name="ce8" office:value-type="float" office:value="1517732.673048" calcext:value-type="float">
            <text:p>1517732.673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number-columns-repeated="2" table:style-name="ce8" office:value-type="float" office:value="1517870.782876" calcext:value-type="float">
            <text:p>1517870.783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number-columns-repeated="2" table:style-name="ce8" office:value-type="float" office:value="1517742.217623" calcext:value-type="float">
            <text:p>1517742.218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number-columns-repeated="2" table:style-name="ce8" office:value-type="float" office:value="1517637.301533" calcext:value-type="float">
            <text:p>1517637.302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number-columns-repeated="2" table:style-name="ce8" office:value-type="float" office:value="1517764.149272" calcext:value-type="float">
            <text:p>1517764.149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number-columns-repeated="2" table:style-name="ce8" office:value-type="float" office:value="1517891.763982" calcext:value-type="float">
            <text:p>1517891.764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number-columns-repeated="2" table:style-name="ce8" office:value-type="float" office:value="1517736.014791" calcext:value-type="float">
            <text:p>1517736.015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number-columns-repeated="2" table:style-name="ce8" office:value-type="float" office:value="1517620.870322" calcext:value-type="float">
            <text:p>1517620.870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number-columns-repeated="2" table:style-name="ce8" office:value-type="float" office:value="1517696.724073" calcext:value-type="float">
            <text:p>1517696.724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number-columns-repeated="2" table:style-name="ce8" office:value-type="float" office:value="1517774.474994" calcext:value-type="float">
            <text:p>1517774.475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number-columns-repeated="2" table:style-name="ce8" office:value-type="float" office:value="1517626.691645" calcext:value-type="float">
            <text:p>1517626.692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Header Format: Seconds + Sizepopulation +runs</text:p>
          </table:table-cell>
          <table:covered-table-cell table:number-columns-repeated="2" table:style-name="ce8"/>
          <table:table-cell table:style-name="ce8" table:number-columns-repeated="10"/>
          <table:table-cell table:number-columns-repeated="1010"/>
        </table:table-row>
        <table:table-row table:style-name="ro1">
          <table:table-cell table:style-name="ce3"/>
          <table:table-cell table:style-name="ce10" office:value-type="string" calcext:value-type="string">
            <text:p>86400_10_30</text:p>
          </table:table-cell>
          <table:table-cell table:style-name="ce10" office:value-type="string" calcext:value-type="string">
            <text:p>172800_10_30</text:p>
          </table:table-cell>
          <table:table-cell table:style-name="ce10" office:value-type="string" calcext:value-type="string">
            <text:p>345600_10_10</text:p>
          </table:table-cell>
          <table:table-cell table:style-name="ce10" office:value-type="string" calcext:value-type="string">
            <text:p>345600_20_10</text:p>
          </table:table-cell>
          <table:table-cell table:style-name="ce10" office:value-type="string" calcext:value-type="string">
            <text:p>691200_10_10</text:p>
          </table:table-cell>
          <table:table-cell table:style-name="ce10" office:value-type="string" calcext:value-type="string">
            <text:p>691200_30_10</text:p>
          </table:table-cell>
          <table:table-cell table:style-name="ce10" office:value-type="string" calcext:value-type="string">
            <text:p>1382400_10_10</text:p>
          </table:table-cell>
          <table:table-cell table:style-name="ce10" office:value-type="string" calcext:value-type="string">
            <text:p>1382400_30_10</text:p>
          </table:table-cell>
          <table:table-cell table:style-name="ce10" office:value-type="string" calcext:value-type="string">
            <text:p>1382400_50_10</text:p>
          </table:table-cell>
          <table:table-cell table:style-name="ce10" office:value-type="string" calcext:value-type="string">
            <text:p>1900800_10_10</text:p>
          </table:table-cell>
          <table:table-cell table:style-name="ce10" office:value-type="string" calcext:value-type="string">
            <text:p>1900800_30_10</text:p>
          </table:table-cell>
          <table:table-cell table:style-name="ce10" office:value-type="string" calcext:value-type="string">
            <text:p>1900800_50_10</text:p>
          </table:table-cell>
          <table:table-cell table:style-name="ce10" office:value-type="string" calcext:value-type="string">
            <text:p>2073600_50_1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14" table:number-rows-spanned="1">
            <text:p>THE BACKGORUND WITH RED COLOR IS THE LOWEST</text:p>
          </table:table-cell>
          <table:covered-table-cell table:number-columns-repeated="13" table:style-name="ce11"/>
          <table:table-cell table:number-columns-repeated="1010"/>
        </table:table-row>
        <table:table-row table:style-name="ro2">
          <table:table-cell table:style-name="ce3" office:value-type="string" calcext:value-type="string">
            <text:p>min score</text:p>
          </table:table-cell>
          <table:table-cell table:style-name="ce12" table:formula="of:=MIN([.B3:.B32])" office:value-type="float" office:value="1517567.734564" calcext:value-type="float">
            <text:p>1517567.734564</text:p>
          </table:table-cell>
          <table:table-cell table:style-name="ce12" table:formula="of:=MIN([.C3:.C32])" office:value-type="float" office:value="1517567.734564" calcext:value-type="float">
            <text:p>1517567.734564</text:p>
          </table:table-cell>
          <table:table-cell table:style-name="ce12" table:formula="of:=MIN([.D3:.D32])" office:value-type="float" office:value="1517567.734564" calcext:value-type="float">
            <text:p>1517567.734564</text:p>
          </table:table-cell>
          <table:table-cell table:style-name="ce12" table:formula="of:=MIN([.E3:.E32])" office:value-type="float" office:value="1517807.51983" calcext:value-type="float">
            <text:p>1517807.51983</text:p>
          </table:table-cell>
          <table:table-cell table:style-name="ce12" table:formula="of:=MIN([.F3:.F32])" office:value-type="float" office:value="1517567.734564" calcext:value-type="float">
            <text:p>1517567.734564</text:p>
          </table:table-cell>
          <table:table-cell table:style-name="ce12" table:formula="of:=MIN([.G3:.G32])" office:value-type="float" office:value="1517746.713162" calcext:value-type="float">
            <text:p>1517746.713162</text:p>
          </table:table-cell>
          <table:table-cell table:style-name="ce12" table:formula="of:=MIN([.H3:.H32])" office:value-type="float" office:value="1517567.734564" calcext:value-type="float">
            <text:p>1517567.734564</text:p>
          </table:table-cell>
          <table:table-cell table:style-name="ce12" table:formula="of:=MIN([.I3:.I32])" office:value-type="float" office:value="1517746.713162" calcext:value-type="float">
            <text:p>1517746.713162</text:p>
          </table:table-cell>
          <table:table-cell table:style-name="ce12" table:formula="of:=MIN([.J3:.J32])" office:value-type="float" office:value="1517757.669084" calcext:value-type="float">
            <text:p>1517757.669084</text:p>
          </table:table-cell>
          <table:table-cell table:style-name="ce12" table:formula="of:=MIN([.K3:.K32])" office:value-type="float" office:value="1517567.734564" calcext:value-type="float">
            <text:p>1517567.734564</text:p>
          </table:table-cell>
          <table:table-cell table:style-name="ce12" table:formula="of:=MIN([.L3:.L32])" office:value-type="float" office:value="1517746.713162" calcext:value-type="float">
            <text:p>1517746.713162</text:p>
          </table:table-cell>
          <table:table-cell table:style-name="ce12" table:formula="of:=MIN([.M3:.M32])" office:value-type="float" office:value="1517757.669084" calcext:value-type="float">
            <text:p>1517757.669084</text:p>
          </table:table-cell>
          <table:table-cell table:style-name="ce12" table:formula="of:=MIN([.N3:.N32])" office:value-type="float" office:value="1517757.669084" calcext:value-type="float">
            <text:p>1517757.66908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max score</text:p>
          </table:table-cell>
          <table:table-cell table:style-name="ce3" table:formula="of:=MAX([.B3:.B32])" office:value-type="float" office:value="1517891.763982" calcext:value-type="float">
            <text:p>1517891.763982</text:p>
          </table:table-cell>
          <table:table-cell table:style-name="ce3" table:formula="of:=MAX([.C3:.C32])" office:value-type="float" office:value="1517891.763982" calcext:value-type="float">
            <text:p>1517891.763982</text:p>
          </table:table-cell>
          <table:table-cell table:style-name="ce3" table:formula="of:=MAX([.D3:.D32])" office:value-type="float" office:value="1517869.055891" calcext:value-type="float">
            <text:p>1517869.055891</text:p>
          </table:table-cell>
          <table:table-cell table:style-name="ce3" table:formula="of:=MAX([.E3:.E32])" office:value-type="float" office:value="1517932.696182" calcext:value-type="float">
            <text:p>1517932.696182</text:p>
          </table:table-cell>
          <table:table-cell table:style-name="ce3" table:formula="of:=MAX([.F3:.F32])" office:value-type="float" office:value="1517869.055891" calcext:value-type="float">
            <text:p>1517869.055891</text:p>
          </table:table-cell>
          <table:table-cell table:style-name="ce3" table:formula="of:=MAX([.G3:.G32])" office:value-type="float" office:value="1517945.677967" calcext:value-type="float">
            <text:p>1517945.677967</text:p>
          </table:table-cell>
          <table:table-cell table:style-name="ce3" table:formula="of:=MAX([.H3:.H32])" office:value-type="float" office:value="1517869.055891" calcext:value-type="float">
            <text:p>1517869.055891</text:p>
          </table:table-cell>
          <table:table-cell table:style-name="ce3" table:formula="of:=MAX([.I3:.I32])" office:value-type="float" office:value="1517945.677967" calcext:value-type="float">
            <text:p>1517945.677967</text:p>
          </table:table-cell>
          <table:table-cell table:style-name="ce3" table:formula="of:=MAX([.J3:.J32])" office:value-type="float" office:value="1517931.11514" calcext:value-type="float">
            <text:p>1517931.11514</text:p>
          </table:table-cell>
          <table:table-cell table:style-name="ce3" table:formula="of:=MAX([.K3:.K32])" office:value-type="float" office:value="1517869.055891" calcext:value-type="float">
            <text:p>1517869.055891</text:p>
          </table:table-cell>
          <table:table-cell table:style-name="ce3" table:formula="of:=MAX([.L3:.L32])" office:value-type="float" office:value="1517945.677967" calcext:value-type="float">
            <text:p>1517945.677967</text:p>
          </table:table-cell>
          <table:table-cell table:style-name="ce3" table:formula="of:=MAX([.M3:.M32])" office:value-type="float" office:value="1517931.11514" calcext:value-type="float">
            <text:p>1517931.11514</text:p>
          </table:table-cell>
          <table:table-cell table:style-name="ce3" table:formula="of:=MAX([.N3:.N32])" office:value-type="float" office:value="1517931.11514" calcext:value-type="float">
            <text:p>1517931.1151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3" table:formula="of:=AVERAGE([.B3:.B32])" office:value-type="float" office:value="1517726.65525327" calcext:value-type="float">
            <text:p>1517726.65525327</text:p>
          </table:table-cell>
          <table:table-cell table:style-name="ce3" table:formula="of:=AVERAGE([.C3:.C32])" office:value-type="float" office:value="1517731.3822712" calcext:value-type="float">
            <text:p>1517731.3822712</text:p>
          </table:table-cell>
          <table:table-cell table:style-name="ce3" table:formula="of:=AVERAGE([.D3:.D32])" office:value-type="float" office:value="1517720.8041329" calcext:value-type="float">
            <text:p>1517720.8041329</text:p>
          </table:table-cell>
          <table:table-cell table:style-name="ce3" table:formula="of:=AVERAGE([.E3:.E32])" office:value-type="float" office:value="1517858.081203" calcext:value-type="float">
            <text:p>1517858.081203</text:p>
          </table:table-cell>
          <table:table-cell table:style-name="ce3" table:formula="of:=AVERAGE([.F3:.F32])" office:value-type="float" office:value="1517720.998419" calcext:value-type="float">
            <text:p>1517720.998419</text:p>
          </table:table-cell>
          <table:table-cell table:style-name="ce3" table:formula="of:=AVERAGE([.G3:.G32])" office:value-type="float" office:value="1517837.2292425" calcext:value-type="float">
            <text:p>1517837.2292425</text:p>
          </table:table-cell>
          <table:table-cell table:style-name="ce3" table:formula="of:=AVERAGE([.H3:.H32])" office:value-type="float" office:value="1517720.6881243" calcext:value-type="float">
            <text:p>1517720.6881243</text:p>
          </table:table-cell>
          <table:table-cell table:style-name="ce3" table:formula="of:=AVERAGE([.I3:.I32])" office:value-type="float" office:value="1517840.251469" calcext:value-type="float">
            <text:p>1517840.251469</text:p>
          </table:table-cell>
          <table:table-cell table:style-name="ce3" table:formula="of:=AVERAGE([.J3:.J32])" office:value-type="float" office:value="1517850.5479099" calcext:value-type="float">
            <text:p>1517850.5479099</text:p>
          </table:table-cell>
          <table:table-cell table:style-name="ce3" table:formula="of:=AVERAGE([.K3:.K32])" office:value-type="float" office:value="1517720.5742636" calcext:value-type="float">
            <text:p>1517720.5742636</text:p>
          </table:table-cell>
          <table:table-cell table:style-name="ce3" table:formula="of:=AVERAGE([.L3:.L32])" office:value-type="float" office:value="1517843.7788404" calcext:value-type="float">
            <text:p>1517843.7788404</text:p>
          </table:table-cell>
          <table:table-cell table:style-name="ce3" table:formula="of:=AVERAGE([.M3:.M32])" office:value-type="float" office:value="1517850.5479099" calcext:value-type="float">
            <text:p>1517850.5479099</text:p>
          </table:table-cell>
          <table:table-cell table:style-name="ce3" table:formula="of:=AVERAGE([.N3:.N32])" office:value-type="float" office:value="1517850.5479099" calcext:value-type="float">
            <text:p>1517850.5479099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STD</text:p>
          </table:table-cell>
          <table:table-cell table:style-name="ce13" table:formula="of:=STDEV([.B3:.B32])" office:value-type="float" office:value="79.2598813944737" calcext:value-type="float">
            <text:p>79.2598813945</text:p>
          </table:table-cell>
          <table:table-cell table:style-name="ce13" table:formula="of:=STDEV([.C3:.C32])" office:value-type="float" office:value="77.5597830682907" calcext:value-type="float">
            <text:p>77.5597830683</text:p>
          </table:table-cell>
          <table:table-cell table:style-name="ce13" table:formula="of:=STDEV([.D3:.D32])" office:value-type="float" office:value="84.2338890402663" calcext:value-type="float">
            <text:p>84.2338890403</text:p>
          </table:table-cell>
          <table:table-cell table:style-name="ce13" table:formula="of:=STDEV([.E3:.E32])" office:value-type="float" office:value="36.9638751761623" calcext:value-type="float">
            <text:p>36.9638751762</text:p>
          </table:table-cell>
          <table:table-cell table:style-name="ce13" table:formula="of:=STDEV([.F3:.F32])" office:value-type="float" office:value="84.3456580803116" calcext:value-type="float">
            <text:p>84.3456580803</text:p>
          </table:table-cell>
          <table:table-cell table:style-name="ce13" table:formula="of:=STDEV([.G3:.G32])" office:value-type="float" office:value="66.7333461231922" calcext:value-type="float">
            <text:p>66.7333461232</text:p>
          </table:table-cell>
          <table:table-cell table:style-name="ce13" table:formula="of:=STDEV([.H3:.H32])" office:value-type="float" office:value="84.1692191526406" calcext:value-type="float">
            <text:p>84.1692191526</text:p>
          </table:table-cell>
          <table:table-cell table:style-name="ce13" table:formula="of:=STDEV([.I3:.I32])" office:value-type="float" office:value="68.123993052799" calcext:value-type="float">
            <text:p>68.1239930528</text:p>
          </table:table-cell>
          <table:table-cell table:style-name="ce13" table:formula="of:=STDEV([.J3:.J32])" office:value-type="float" office:value="62.0735492133349" calcext:value-type="float">
            <text:p>62.0735492133</text:p>
          </table:table-cell>
          <table:table-cell table:style-name="ce13" table:formula="of:=STDEV([.K3:.K32])" office:value-type="float" office:value="84.1072542245655" calcext:value-type="float">
            <text:p>84.1072542246</text:p>
          </table:table-cell>
          <table:table-cell table:style-name="ce13" table:formula="of:=STDEV([.L3:.L32])" office:value-type="float" office:value="71.409239562391" calcext:value-type="float">
            <text:p>71.4092395624</text:p>
          </table:table-cell>
          <table:table-cell table:style-name="ce13" table:formula="of:=STDEV([.M3:.M32])" office:value-type="float" office:value="62.0735492133349" calcext:value-type="float">
            <text:p>62.0735492133</text:p>
          </table:table-cell>
          <table:table-cell table:style-name="ce13" table:formula="of:=STDEV([.N3:.N32])" office:value-type="float" office:value="62.0735492133349" calcext:value-type="float">
            <text:p>62.0735492133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 table:number-columns-spanned="4" table:number-rows-spanned="1">
            <text:p>Configurations Used</text:p>
          </table:table-cell>
          <table:covered-table-cell table:number-columns-repeated="3" table:style-name="ce14"/>
          <table:table-cell table:number-columns-repeated="1020"/>
        </table:table-row>
        <table:table-row table:style-name="ro1">
          <table:table-cell table:style-name="ce7" office:value-type="string" calcext:value-type="string">
            <text:p>Days</text:p>
          </table:table-cell>
          <table:table-cell table:style-name="ce7" office:value-type="string" calcext:value-type="string">
            <text:p>Seconds</text:p>
          </table:table-cell>
          <table:table-cell table:style-name="ce7" office:value-type="string" calcext:value-type="string">
            <text:p>Size-Population</text:p>
          </table:table-cell>
          <table:table-cell table:style-name="ce7" office:value-type="string" calcext:value-type="string">
            <text:p>Runs</text:p>
          </table:table-cell>
          <table:table-cell table:style-name="ce16" office:value-type="string" calcext:value-type="string">
            <text:p>Current Generation</text:p>
          </table:table-cell>
          <table:table-cell table:style-name="Default" table:number-columns-repeated="2"/>
          <table:table-cell table:style-name="ce17"/>
          <table:table-cell table:number-columns-repeated="101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5" office:value-type="float" office:value="86400" calcext:value-type="float">
            <text:p>8640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5" office:value-type="float" office:value="172800" calcext:value-type="float">
            <text:p>17280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5" office:value-type="float" office:value="345600" calcext:value-type="float">
            <text:p>345600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5" office:value-type="float" office:value="345600" calcext:value-type="float">
            <text:p>34560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5" office:value-type="float" office:value="691200" calcext:value-type="float">
            <text:p>691200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5" office:value-type="float" office:value="691200" calcext:value-type="float">
            <text:p>69120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15" office:value-type="float" office:value="1382400" calcext:value-type="float">
            <text:p>1382400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15" office:value-type="float" office:value="1382400" calcext:value-type="float">
            <text:p>138240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15" office:value-type="float" office:value="1382400" calcext:value-type="float">
            <text:p>138240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15" office:value-type="float" office:value="1900800" calcext:value-type="float">
            <text:p>1900800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15" office:value-type="float" office:value="1900800" calcext:value-type="float">
            <text:p>190080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15" office:value-type="float" office:value="1900800" calcext:value-type="float">
            <text:p>190080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15" office:value-type="float" office:value="2073600" calcext:value-type="float">
            <text:p>207360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3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2.B36:Sheet2.N36">
            <calcext:color-scale>
              <calcext:color-scale-entry calcext:value="0" calcext:type="minimum" calcext:color="#ff0000"/>
              <calcext:color-scale-entry calcext:value="0" calcext:type="minimum" calcext:color="#000000"/>
              <calcext:color-scale-entry calcext:value="0" calcext:type="maximum" calcext:color="#0000ff"/>
            </calcext:color-scale>
          </calcext:conditional-format>
          <calcext:conditional-format calcext:target-range-address="Sheet2.H41:Sheet2.H41">
            <calcext:color-scale>
              <calcext:color-scale-entry calcext:value="0" calcext:type="minimum" calcext:color="#ff0000"/>
              <calcext:color-scale-entry calcext:value="0" calcext:type="minimum" calcext:color="#000000"/>
              <calcext:color-scale-entry calcext:value="0" calcext:type="maximum" calcext:color="#0000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20" number:min-integer-digits="1"/>
    </number:number-style>
    <number:number-style style:name="N107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8-12-08T19:09:45.864487693</meta:creation-date>
    <dc:date>2018-12-08T20:07:32.147514850</dc:date>
    <dc:creator>joel </dc:creator>
    <meta:editing-duration>PT42M32S</meta:editing-duration>
    <meta:editing-cycles>10</meta:editing-cycles>
    <meta:generator>LibreOffice/4.2.8.2$Linux_X86_64 LibreOffice_project/420m0$Build-2</meta:generator>
    <meta:document-statistic meta:table-count="2" meta:cell-count="325" meta:object-count="0"/>
  </office:meta>
</office:document-meta>
</file>